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98d841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8d841"/>
    </style:style>
    <style:style style:name="P3" style:family="paragraph" style:parent-style-name="Standard">
      <style:text-properties officeooo:rsid="00541376" officeooo:paragraph-rsid="00541376"/>
    </style:style>
    <style:style style:name="P4" style:family="paragraph" style:parent-style-name="Standard">
      <style:text-properties officeooo:rsid="00541376" officeooo:paragraph-rsid="00793307"/>
    </style:style>
    <style:style style:name="P5" style:family="paragraph" style:parent-style-name="Standard">
      <style:text-properties officeooo:rsid="009757ee" officeooo:paragraph-rsid="009757e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e0cd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ospace" officeooo:rsid="00541376" officeooo:paragraph-rsid="0098d841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793307"/>
    </style:style>
    <style:style style:name="P13" style:family="paragraph" style:parent-style-name="Standard">
      <style:text-properties style:font-name="monospace" officeooo:rsid="00541376" officeooo:paragraph-rsid="007e0cdd"/>
    </style:style>
    <style:style style:name="P14" style:family="paragraph" style:parent-style-name="Standard">
      <style:paragraph-properties fo:text-align="start" style:justify-single-word="false"/>
      <style:text-properties officeooo:paragraph-rsid="0087dcf2"/>
    </style:style>
    <style:style style:name="P15" style:family="paragraph" style:parent-style-name="Standard">
      <style:paragraph-properties fo:text-align="start" style:justify-single-word="false"/>
      <style:text-properties officeooo:paragraph-rsid="00ac2188"/>
    </style:style>
    <style:style style:name="P16" style:family="paragraph" style:parent-style-name="Standard">
      <style:text-properties officeooo:paragraph-rsid="007e0cdd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978cm"/>
        </style:tab-stops>
      </style:paragraph-properties>
      <style:text-properties officeooo:paragraph-rsid="00ac2188"/>
    </style:style>
    <style:style style:name="P18" style:family="paragraph" style:parent-style-name="Standard">
      <style:paragraph-properties fo:text-align="start" style:justify-single-word="false"/>
      <style:text-properties officeooo:paragraph-rsid="009cbb61"/>
    </style:style>
    <style:style style:name="P19" style:family="paragraph" style:parent-style-name="Standard">
      <style:text-properties style:font-name="monospace" officeooo:rsid="00541376" officeooo:paragraph-rsid="009cbb61"/>
    </style:style>
    <style:style style:name="P20" style:family="paragraph" style:parent-style-name="Standard">
      <style:text-properties officeooo:paragraph-rsid="009cbb6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9509cf"/>
    </style:style>
    <style:style style:name="P22" style:family="paragraph" style:parent-style-name="Standard">
      <style:paragraph-properties fo:text-align="start" style:justify-single-word="false"/>
      <style:text-properties officeooo:paragraph-rsid="00a6d2c5"/>
    </style:style>
    <style:style style:name="P23" style:family="paragraph" style:parent-style-name="Standard">
      <style:text-properties officeooo:rsid="0029c198" officeooo:paragraph-rsid="00a6d2c5"/>
    </style:style>
    <style:style style:name="P24" style:family="paragraph" style:parent-style-name="Standard">
      <style:paragraph-properties fo:text-align="start" style:justify-single-word="false"/>
      <style:text-properties officeooo:paragraph-rsid="0086ef46"/>
    </style:style>
    <style:style style:name="P25" style:family="paragraph" style:parent-style-name="Standard">
      <style:paragraph-properties fo:text-align="start" style:justify-single-word="false"/>
      <style:text-properties officeooo:paragraph-rsid="009fc0c7"/>
    </style:style>
    <style:style style:name="P26" style:family="paragraph" style:parent-style-name="Standard">
      <style:paragraph-properties fo:text-align="start" style:justify-single-word="false"/>
      <style:text-properties officeooo:paragraph-rsid="008b2a60"/>
    </style:style>
    <style:style style:name="P27" style:family="paragraph" style:parent-style-name="Standard">
      <style:paragraph-properties fo:text-align="start" style:justify-single-word="false"/>
      <style:text-properties officeooo:paragraph-rsid="00a1b740"/>
    </style:style>
    <style:style style:name="P28" style:family="paragraph" style:parent-style-name="Standard">
      <style:paragraph-properties fo:text-align="start" style:justify-single-word="false"/>
      <style:text-properties officeooo:paragraph-rsid="00840c59"/>
    </style:style>
    <style:style style:name="P29" style:family="paragraph" style:parent-style-name="Standard">
      <style:text-properties officeooo:paragraph-rsid="008b2a60"/>
    </style:style>
    <style:style style:name="P30" style:family="paragraph" style:parent-style-name="Standard">
      <style:text-properties officeooo:paragraph-rsid="0080b25f"/>
    </style:style>
    <style:style style:name="P31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33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34" style:family="paragraph" style:parent-style-name="Standard">
      <style:text-properties officeooo:rsid="0041b3b7" officeooo:paragraph-rsid="0041b3b7"/>
    </style:style>
    <style:style style:name="P35" style:family="paragraph" style:parent-style-name="Standard">
      <style:text-properties officeooo:paragraph-rsid="0041b3b7"/>
    </style:style>
    <style:style style:name="P36" style:family="paragraph" style:parent-style-name="Standard">
      <style:paragraph-properties fo:text-align="center" style:justify-single-word="false"/>
      <style:text-properties officeooo:paragraph-rsid="002645d9"/>
    </style:style>
    <style:style style:name="P37" style:family="paragraph" style:parent-style-name="Standard">
      <style:text-properties officeooo:paragraph-rsid="004c207b"/>
    </style:style>
    <style:style style:name="P38" style:family="paragraph" style:parent-style-name="Standard">
      <style:text-properties officeooo:paragraph-rsid="0073c523"/>
    </style:style>
    <style:style style:name="P39" style:family="paragraph" style:parent-style-name="Standard">
      <style:text-properties officeooo:paragraph-rsid="002645d9"/>
    </style:style>
    <style:style style:name="P40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42" style:family="paragraph" style:parent-style-name="Standard">
      <style:text-properties officeooo:paragraph-rsid="005d7e57"/>
    </style:style>
    <style:style style:name="P43" style:family="paragraph" style:parent-style-name="Standard">
      <style:text-properties style:font-name="monospace" officeooo:rsid="00541376" officeooo:paragraph-rsid="0095c155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6" style:family="paragraph" style:parent-style-name="Standard">
      <style:text-properties officeooo:paragraph-rsid="003d3672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2ec524"/>
    </style:style>
    <style:style style:name="P4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5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5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5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53" style:family="paragraph" style:parent-style-name="Standard">
      <style:text-properties officeooo:paragraph-rsid="002ff107"/>
    </style:style>
    <style:style style:name="P5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5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5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6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61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a35479" fo:background-color="transparent" loext:char-shading-value="0" style:font-size-asian="10pt" style:font-size-complex="10pt" loext:padding="0cm" loext:border="none"/>
    </style:style>
    <style:style style:name="T2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b09e21" fo:background-color="transparent" loext:char-shading-value="0" style:font-size-asian="10pt" style:font-size-complex="10pt" loext:padding="0cm" loext:border="none"/>
    </style:style>
    <style:style style:name="T3" style:family="text">
      <style:text-properties style:font-name="Liberation Serif" fo:font-size="12pt" officeooo:rsid="0016df03" fo:background-color="transparent" loext:char-shading-value="0" style:font-size-asian="12pt" style:font-size-complex="12pt" loext:padding="0cm" loext:border="none"/>
    </style:style>
    <style:style style:name="T4" style:family="text">
      <style:text-properties style:font-name="Liberation Serif" fo:font-size="12pt" officeooo:rsid="00a35479" fo:background-color="transparent" loext:char-shading-value="0" style:font-size-asian="12pt" style:font-size-complex="12pt" loext:padding="0cm" loext:border="none"/>
    </style:style>
    <style:style style:name="T5" style:family="text">
      <style:text-properties style:font-name="Liberation Serif" fo:font-size="12pt" officeooo:rsid="00b09e21" fo:background-color="transparent" loext:char-shading-value="0" style:font-size-asian="12pt" style:font-size-complex="12pt" loext:padding="0cm" loext:border="none"/>
    </style:style>
    <style:style style:name="T6" style:family="text">
      <style:text-properties style:font-name="monospace" officeooo:rsid="006980d2"/>
    </style:style>
    <style:style style:name="T7" style:family="text">
      <style:text-properties style:font-name="monospace" officeooo:rsid="00806087"/>
    </style:style>
    <style:style style:name="T8" style:family="text">
      <style:text-properties style:font-name="monospace" officeooo:rsid="0082a94b"/>
    </style:style>
    <style:style style:name="T9" style:family="text">
      <style:text-properties style:font-name="monospace" officeooo:rsid="009a9ce5"/>
    </style:style>
    <style:style style:name="T10" style:family="text">
      <style:text-properties style:font-name="monospace" officeooo:rsid="00b09e21"/>
    </style:style>
    <style:style style:name="T11" style:family="text">
      <style:text-properties officeooo:rsid="00840c59"/>
    </style:style>
    <style:style style:name="T12" style:family="text">
      <style:text-properties officeooo:rsid="001bd73f"/>
    </style:style>
    <style:style style:name="T13" style:family="text">
      <style:text-properties officeooo:rsid="00905a4a"/>
    </style:style>
    <style:style style:name="T14" style:family="text">
      <style:text-properties style:font-name="monospace" officeooo:rsid="00915092"/>
    </style:style>
    <style:style style:name="T15" style:family="text">
      <style:text-properties style:font-name="monospace" officeooo:rsid="007e0c89"/>
    </style:style>
    <style:style style:name="T16" style:family="text">
      <style:text-properties style:font-name="Liberation Serif" fo:font-size="12pt" fo:font-weight="normal" officeooo:rsid="00896ba3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87dcf2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a6411d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ac2188" style:font-size-asian="12pt" style:font-weight-asian="normal" style:font-size-complex="12pt" style:font-weight-complex="normal"/>
    </style:style>
    <style:style style:name="T20" style:family="text">
      <style:text-properties style:font-name="monospace" officeooo:rsid="00b1c67b"/>
    </style:style>
    <style:style style:name="T21" style:family="text">
      <style:text-properties style:font-name="Liberation Serif" fo:font-size="12pt" fo:font-weight="normal" officeooo:rsid="00aea0ad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28pt" fo:font-weight="bold" officeooo:rsid="00ac2188" style:font-size-asian="28pt" style:font-weight-asian="bold" style:font-size-complex="28pt" style:font-weight-complex="bold"/>
    </style:style>
    <style:style style:name="T23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25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6" style:family="text">
      <style:text-properties style:font-name="monospace" officeooo:rsid="009eb3ee"/>
    </style:style>
    <style:style style:name="T27" style:family="text">
      <style:text-properties style:font-name="Liberation Serif" officeooo:rsid="006980d2"/>
    </style:style>
    <style:style style:name="T28" style:family="text">
      <style:text-properties style:font-name="monospace" fo:font-size="12pt" fo:font-weight="bold" officeooo:rsid="0080608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style:font-name="Liberation Serif" fo:font-size="12pt" fo:font-weight="normal" officeooo:rsid="00a6d2c5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86ef4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96c533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9fc0c7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9fc0c7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a1b740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38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39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40" style:family="text">
      <style:text-properties style:font-name="monospace" officeooo:rsid="00541376"/>
    </style:style>
    <style:style style:name="T41" style:family="text">
      <style:text-properties style:font-name="monospace"/>
    </style:style>
    <style:style style:name="T42" style:family="text">
      <style:text-properties officeooo:rsid="0041b3b7"/>
    </style:style>
    <style:style style:name="T43" style:family="text">
      <style:text-properties style:font-name="monospace" officeooo:rsid="0078f53d"/>
    </style:style>
    <style:style style:name="T44" style:family="text">
      <style:text-properties fo:color="#434343" loext:opacity="100%"/>
    </style:style>
    <style:style style:name="T45" style:family="text">
      <style:text-properties officeooo:rsid="007e0cdd"/>
    </style:style>
    <style:style style:name="T46" style:family="text">
      <style:text-properties officeooo:rsid="006735e1"/>
    </style:style>
    <style:style style:name="T47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family="'var ff-mono'" officeooo:rsid="0016df03" fo:background-color="transparent" loext:char-shading-value="0" loext:padding="0cm" loext:border="none"/>
    </style:style>
    <style:style style:name="T49" style:family="text">
      <style:text-properties style:font-name="Liberation Serif" officeooo:rsid="0082a94b"/>
    </style:style>
    <style:style style:name="T50" style:family="text">
      <style:text-properties style:font-name="monospace" officeooo:rsid="00aa68aa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9509cf"/>
    </style:style>
    <style:style style:name="T53" style:family="text">
      <style:text-properties style:font-name="Liberation Sans"/>
    </style:style>
    <style:style style:name="T5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55" style:family="text">
      <style:text-properties officeooo:rsid="002ff107"/>
    </style:style>
    <style:style style:name="T5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afd042"/>
    </style:style>
    <style:style style:name="T58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9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0" style:family="text">
      <style:text-properties fo:font-family="'var ff-mono'" officeooo:rsid="003d7009" fo:background-color="transparent" loext:char-shading-value="0" loext:padding="0cm" loext:border="none"/>
    </style:style>
    <style:style style:name="T6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elasticsearch:<text:span text:style-name="Source_20_Text"><text:span text:style-name="T1">9.</text:span></text:span><text:span text:style-name="Source_20_Text"><text:span text:style-name="T2">3.2</text:span></text:span></text:p>
      <text:p text:style-name="P2"><text:span text:style-name="Source_20_Text"><text:span text:style-name="T3">docker pull kibana:</text:span></text:span><text:span text:style-name="Source_20_Text"><text:span text:style-name="T4">9.</text:span></text:span><text:span text:style-name="Source_20_Text"><text:span text:style-name="T5">3.2</text:span></text:span></text:p>
      <text:p text:style-name="Standard"/>
      <text:p text:style-name="P3">создаем локальную сеть:</text:p>
      <text:p text:style-name="P4">docker network create elastic</text:p>
      <text:p text:style-name="P4"/>
      <text:p text:style-name="P5">Делаем папки для хранения данных:</text:p>
      <text:p text:style-name="P5">- для ElasticSearch - /files/data/ELK_Local_Conf и /files/data/ELK_Local_Data</text:p>
      <text:p text:style-name="P5"/>
      <text:p text:style-name="P6"/>
      <text:p text:style-name="P7">Запускаем эластик:</text:p>
      <text:p text:style-name="P8"/>
      <text:p text:style-name="P9">Сначала без байндинга — чтобы получить конфиги:</text:p>
      <text:p text:style-name="P10"><text:bookmark-start text:name="__DdeLink__764_111013014 Copy 1"/><text:span text:style-name="Source_20_Text"><text:span text:style-name="T6">docker run --name elastic --net elastic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</text:span></text:span><text:bookmark-end text:name="__DdeLink__764_111013014 Copy 1"/><text:span text:style-name="Source_20_Text"><text:span text:style-name="T9">9.</text:span></text:span><text:span text:style-name="Source_20_Text"><text:span text:style-name="T10">3.2</text:span></text:span></text:p>
      <text:p text:style-name="P9"/>
      <text:p text:style-name="P11">Потом копируем конфиги из <text:span text:style-name="T11">инстанса в докере - </text:span><text:span text:style-name="T12">/usr/share/elasticsearch/config в /</text:span><text:span text:style-name="T13">files</text:span><text:span text:style-name="T11">/data/</text:span><text:span text:style-name="T12">ELK_</text:span><text:span text:style-name="T13">Local_</text:span><text:span text:style-name="T12">Conf</text:span>, <text:span text:style-name="T11">удаляем этот инстанс и </text:span>делаем <text:span text:style-name="T11">новый</text:span> инстанс с байндингом:</text:p>
      <text:p text:style-name="P12"/>
      <text:p text:style-name="P13"><text:bookmark-start text:name="__DdeLink__764_111013014"/><text:span text:style-name="Source_20_Text"><text:span text:style-name="T6">docker run --name elastic --net elastic -v /</text:span></text:span><text:span text:style-name="Source_20_Text"><text:span text:style-name="T14">files</text:span></text:span><text:span text:style-name="Source_20_Text"><text:span text:style-name="T6">/data/ELK_Local_Data:/usr/share/elasticsearch/data -v /</text:span></text:span><text:span text:style-name="Source_20_Text"><text:span text:style-name="T14">files</text:span></text:span><text:span text:style-name="Source_20_Text"><text:span text:style-name="T6">/data/ELK_Local_Conf:/usr/share/elasticsearch/config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</text:span></text:span><text:bookmark-end text:name="__DdeLink__764_111013014"/><text:span text:style-name="Source_20_Text"><text:span text:style-name="T9">9.</text:span></text:span><text:span text:style-name="Source_20_Text"><text:span text:style-name="T10">3.2</text:span></text:span></text:p>
      <text:p text:style-name="P13"><text:span text:style-name="Source_20_Text"><text:span text:style-name="T15"/></text:span></text:p>
      <text:p text:style-name="P14"><text:span text:style-name="Source_20_Text"><text:span text:style-name="T16">Далее - </text:span></text:span><text:span text:style-name="Source_20_Text"><text:span text:style-name="T17">Настраиваем сертификаты как описано в доке «Запуск в Кубере», </text:span></text:span><text:span text:style-name="Source_20_Text"><text:span text:style-name="T18">начиная с п.7</text:span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5"><text:span text:style-name="Source_20_Text"><text:span text:style-name="T19">Запускаем Кибану - </text:span></text:span></text:p>
      <text:p text:style-name="P15"><text:span text:style-name="Source_20_Text"><text:span text:style-name="T19"/></text:span></text:p>
      <text:p text:style-name="P16"><text:span text:style-name="Source_20_Text"><text:span text:style-name="T6">docker run --name kibana --net elastic -d -p 5601:5601 -m 1G kibana:9.</text:span></text:span><text:span text:style-name="Source_20_Text"><text:span text:style-name="T20">3.2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>Байндинг </text:span></text:span><text:span text:style-name="Source_20_Text"><text:span text:style-name="T21">кибаны </text:span></text:span><text:span text:style-name="Source_20_Text"><text:span text:style-name="T19">на папки хоста не делаем, она виснет, это и не нужно, так никаких данных для бекапирования нет.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/></text:span></text:p>
      <text:p text:style-name="P17"><text:span text:style-name="Source_20_Text"><text:span text:style-name="T22">Далее — справочный материал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/></text:span></text:p>
      <text:p text:style-name="P14"><text:span text:style-name="Source_20_Text"><text:span text:style-name="T18"/></text:span></text:p>
      <text:p text:style-name="P16"><text:span text:style-name="Source_20_Text"><text:span text:style-name="T6"/></text:span></text:p>
      <text:p text:style-name="P18"><text:span text:style-name="Source_20_Text"><text:span text:style-name="T23">Запускаем</text:span></text:span><text:span text:style-name="Source_20_Text"><text:span text:style-name="T24"> кибану через NFC:</text:span></text:span></text:p>
      <text:p text:style-name="P19"><text:span text:style-name="Source_20_Text"><text:span text:style-name="T25"/></text:span></text:p>
      <text:p text:style-name="P16"><text:span text:style-name="Source_20_Text"><text:span text:style-name="T6">docker run --name kibana --net elastic -d -p 5601:5601 --mount 'type=volume,source=Kibana_Local_Data,target=/usr/share/kibana/data,volume-driver=local,volume-opt=type=nfs,volume-opt=device=:/</text:span></text:span><text:span text:style-name="Source_20_Text"><text:span text:style-name="T26">files</text:span></text:span><text:span text:style-name="Source_20_Text"><text:span text:style-name="T6">/data/Kibana_Local_Data,"volume-opt=o=addr=192.168.1.1</text:span></text:span><text:span text:style-name="Source_20_Text"><text:span text:style-name="T26">0</text:span></text:span><text:span text:style-name="Source_20_Text"><text:span text:style-name="T6">,rw,nfsvers=4"' --mount </text:span></text:span><text:soft-page-break/><text:span text:style-name="Source_20_Text"><text:span text:style-name="T6">'type=volume,source=Kibana_Local_Conf,target=/usr/share/kibana/config,volume-driver=local,volume-opt=type=nfs,volume-opt=device=:/</text:span></text:span><text:span text:style-name="Source_20_Text"><text:span text:style-name="T26">files</text:span></text:span><text:span text:style-name="Source_20_Text"><text:span text:style-name="T6">/data/Kibana_Local_Conf,"volume-opt=o=addr=192.168.1.1</text:span></text:span><text:span text:style-name="Source_20_Text"><text:span text:style-name="T26">0</text:span></text:span><text:span text:style-name="Source_20_Text"><text:span text:style-name="T6">,rw,nfsvers=4"' kibana:9.1.5</text:span></text:span></text:p>
      <text:p text:style-name="P20"><text:span text:style-name="Source_20_Text"><text:span text:style-name="T27"/></text:span></text:p>
      <text:p text:style-name="P20"><text:span text:style-name="Source_20_Text"><text:span text:style-name="T27"/></text:span></text:p>
      <text:p text:style-name="P16"><text:span text:style-name="Source_20_Text"><text:span text:style-name="T6"/></text:span></text:p>
      <text:p text:style-name="P21"><text:span text:style-name="Source_20_Text"><text:span text:style-name="T28"/></text:span></text:p>
      <text:p text:style-name="P16"><text:span text:style-name="Source_20_Text"><text:span text:style-name="T6"/></text:span></text:p>
      <text:p text:style-name="P16"><text:span text:style-name="Source_20_Text"><text:span text:style-name="T6"/></text:span></text:p>
      <text:p text:style-name="P22"><text:span text:style-name="Source_20_Text"><text:span text:style-name="T29">В папке /files/data/Kibana_Local_Conf/ будет файл kibana.yml, в нем оставляем только это:</text:span></text:span></text:p>
      <text:p text:style-name="P22"><text:span text:style-name="Source_20_Text"><text:span text:style-name="T29"/></text:span></text:p>
      <text:p text:style-name="P23">server.host: 0.0.0.0</text:p>
      <text:p text:style-name="P23"><text:span text:style-name="Source_20_Text"><text:span text:style-name="T30">server.shutdownTimeout: 5s</text:span></text:span></text:p>
      <text:p text:style-name="P22"><text:span text:style-name="Source_20_Text"><text:span text:style-name="T29"/></text:span></text:p>
      <text:p text:style-name="P24"><text:span text:style-name="Source_20_Text"><text:span text:style-name="T31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31">http://localhost:5601/</text:span></text:span></text:a></text:p>
      <text:p text:style-name="P24"><text:span text:style-name="Source_20_Text"><text:span text:style-name="T31">Вводим сгенеренный в эластике токен</text:span></text:span></text:p>
      <text:p text:style-name="P24"><text:span text:style-name="Source_20_Text"><text:span text:style-name="T32"/></text:span></text:p>
      <text:p text:style-name="P25"><text:span text:style-name="Source_20_Text"><text:span text:style-name="T33">Копируем сертификат </text:span></text:span><text:span text:style-name="Source_20_Text"><text:span text:style-name="T34">из</text:span></text:span><text:span text:style-name="Source_20_Text"><text:span text:style-name="T33"> </text:span></text:span></text:p>
      <text:p text:style-name="P25"><text:span text:style-name="Source_20_Text"><text:span text:style-name="T33">/files/data/ELK_Local_Conf/elasticsearch-ca.pem </text:span></text:span><text:span text:style-name="Source_20_Text"><text:span text:style-name="T34">в </text:span></text:span></text:p>
      <text:p text:style-name="P25"><text:span text:style-name="Source_20_Text"><text:span text:style-name="T34">/files/data/Kibana_Local_Conf</text:span></text:span><text:span text:style-name="Source_20_Text"><text:span text:style-name="T33">/</text:span></text:span></text:p>
      <text:p text:style-name="P26"><text:span text:style-name="Source_20_Text"><text:span text:style-name="T35"/></text:span></text:p>
      <text:p text:style-name="P24"><text:span text:style-name="Source_20_Text"><text:span text:style-name="T32"/></text:span></text:p>
      <text:p text:style-name="P27"><text:span text:style-name="Source_20_Text"><text:span text:style-name="T33">В конфиге кибаны </text:span></text:span><text:span text:style-name="Source_20_Text"><text:span text:style-name="T36">(/files/data/Kibana_Local_Conf/kibana.yml)</text:span></text:span><text:span text:style-name="Source_20_Text"><text:span text:style-name="T33"> заменяем :</text:span></text:span></text:p>
      <text:p text:style-name="P26"><text:span text:style-name="Source_20_Text"><text:span text:style-name="T37"/></text:span></text:p>
      <text:p text:style-name="P25"><text:span text:style-name="Source_20_Text"><text:span text:style-name="T37">elasticsearch.ssl.certificateAuthorities: [/usr/share/kibana/data/ca_1745649493891.crt]</text:span></text:span></text:p>
      <text:p text:style-name="P25"><text:span text:style-name="Source_20_Text"><text:span text:style-name="T37"/></text:span></text:p>
      <text:p text:style-name="P25"><text:span text:style-name="Source_20_Text"><text:span text:style-name="T33">на</text:span></text:span></text:p>
      <text:p text:style-name="P26"><text:span text:style-name="Source_20_Text"><text:span text:style-name="T37"/></text:span></text:p>
      <text:p text:style-name="P24"><text:span text:style-name="Source_20_Text"><text:span text:style-name="T32">elasticsearch.ssl.certificateAuthorities: [/usr/share/kibana/config/elasticsearch-ca.pem]</text:span></text:span></text:p>
      <text:p text:style-name="P28"><text:span text:style-name="Source_20_Text"><text:span text:style-name="T37"/></text:span></text:p>
      <text:p text:style-name="P29"><text:span text:style-name="Source_20_Text"><text:span text:style-name="T38"/></text:span></text:p>
      <text:p text:style-name="P30"><text:span text:style-name="Source_20_Text"><text:span text:style-name="T39"/></text:span></text:p>
      <text:p text:style-name="P16"/>
      <text:p text:style-name="P31">Далее — справочно, если потребуется</text:p>
      <text:p text:style-name="P32"/>
      <text:p text:style-name="P32"/>
      <text:p text:style-name="P33"><text:span text:style-name="T40">Ч</text:span><text:span text:style-name="T41">ерез SSH</text:span></text:p>
      <text:p text:style-name="P33"><text:span text:style-name="T41"/></text:p>
      <text:p text:style-name="P34">Должен быть <text:s/>загружен плагин - docker plugin install vieux/sshfs</text:p>
      <text:p text:style-name="P34"/>
      <text:p text:style-name="P34">Монтируем volume:</text:p>
      <text:p text:style-name="P34"/>
      <text:p text:style-name="P34">docker volume create --driver vieux/sshfs -o sshcmd=alex@192.168.1.12:/home/alex/data/ELK_Local_Conf -o password=1 -o allow_other="" -o port=22 ELK_Local_Conf</text:p>
      <text:p text:style-name="P34"/>
      <text:p text:style-name="P34">docker volume create --driver vieux/sshfs -o sshcmd=alex@192.168.1.12:/home/alex/data/ELK_Local_Data -o password=1 -o allow_other="" -o port=22 ELK_Local_Data</text:p>
      <text:p text:style-name="P34"><text:soft-page-break/></text:p>
      <text:p text:style-name="P35"><text:span text:style-name="T42">docker volume create --driver vieux/sshfs -o sshcmd=alex@192.168.1.12:/home/alex/data/</text:span><text:span text:style-name="Source_20_Text"><text:span text:style-name="T42">Kibana_Local_Conf</text:span></text:span><text:span text:style-name="T42"> -o password=1 -o allow_other="" -o port=22 </text:span><text:span text:style-name="Source_20_Text"><text:span text:style-name="T42">Kibana_Local_Conf</text:span></text:span></text:p>
      <text:p text:style-name="P34"/>
      <text:p text:style-name="P35"><text:span text:style-name="T42">docker volume create --driver vieux/sshfs -o sshcmd=alex@192.168.1.12:/home/alex/data/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text:span text:style-name="T42"> -o password=1 -o allow_other="" -o port=22 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/text:p>
      <text:p text:style-name="P34"/>
      <text:p text:style-name="P34">Запускаем контейнер Elastic:</text:p>
      <text:p text:style-name="P34"/>
      <text:p text:style-name="P34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34"/>
      <text:p text:style-name="P34">Запускаем контейнер Kibana:</text:p>
      <text:p text:style-name="P34"/>
      <text:p text:style-name="P35"><text:bookmark-start text:name="__DdeLink__819_111013014"/><text:span text:style-name="Source_20_Text"><text:span text:style-name="T42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42">Data:/usr/share/kibana/data</text:span></text:span></text:a><text:span text:style-name="Source_20_Text"><text:span text:style-name="T42"> -v Kibana_Local_Conf:/usr/share/kibana/config kibana:8.17.</text:span></text:span><text:bookmark-end text:name="__DdeLink__819_111013014"/><text:span text:style-name="Source_20_Text"><text:span text:style-name="T42">4<text:line-break/></text:span></text:span></text:p>
      <text:p text:style-name="P36"><text:span text:style-name="Source_20_Text"><text:span text:style-name="T43"/></text:span></text:p>
      <text:p text:style-name="P37"/>
      <text:p text:style-name="P38"><text:span text:style-name="Source_20_Text"><text:span text:style-name="T6"/></text:span></text:p>
      <text:p text:style-name="P39"/>
      <text:p text:style-name="P40"><text:span text:style-name="T44"/></text:p>
      <text:p text:style-name="P41"><text:span text:style-name="T45">Elastic ч</text:span>ерез NFS</text:p>
      <text:p text:style-name="P39"/>
      <text:p text:style-name="P34"/>
      <text:p text:style-name="P42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46">4</text:span>GB -p 9200:9200 -e ingest.geoip.downloader.enabled=false -e ELASTIC_PASSWORD=elastic -d elasticsearch:8.17.<text:span text:style-name="T45">4</text:span></text:p>
      <text:p text:style-name="P42"/>
      <text:p text:style-name="P43"><text:span text:style-name="Source_20_Text"><text:span text:style-name="T15"/></text:span></text:p>
      <text:p text:style-name="P44"><text:span text:style-name="Source_20_Text"><text:span text:style-name="T47">Кибана (байндинг):</text:span></text:span></text:p>
      <text:p text:style-name="P45"><text:span text:style-name="Source_20_Text"><text:span text:style-name="T48"/></text:span></text:p>
      <text:p text:style-name="P20"><text:span text:style-name="Source_20_Text"><text:span text:style-name="T49">Создаем контейнер и конфигурим сначала без байндинга - </text:span></text:span></text:p>
      <text:p text:style-name="P20"><text:span text:style-name="Source_20_Text"><text:span text:style-name="T7">docker run --name kibana --net elastic -d -p 5601:5601 <text:s/>kibana:9.</text:span></text:span><text:span text:style-name="Source_20_Text"><text:span text:style-name="T50">2</text:span></text:span><text:span text:style-name="Source_20_Text"><text:span text:style-name="T7">.</text:span></text:span><text:span text:style-name="Source_20_Text"><text:span text:style-name="T50">4</text:span></text:span></text:p>
      <text:p text:style-name="P20"><text:span text:style-name="Source_20_Text"><text:span text:style-name="T51"/></text:span></text:p>
      <text:p text:style-name="P20"><text:span text:style-name="Source_20_Text"><text:span text:style-name="T49">Далее переносим конфигурацию кибаны в папки маппинга и создаем контейнер с байндингом - сохраняем папки из контейнера /usr/share/kibana/data и /usr/share/kibana/config к папки соответственно - /</text:span></text:span><text:span text:style-name="Source_20_Text"><text:span text:style-name="T52">files</text:span></text:span><text:span text:style-name="Source_20_Text"><text:span text:style-name="T49">/data/Kibana_Local_Data и /</text:span></text:span><text:span text:style-name="Source_20_Text"><text:span text:style-name="T52">files</text:span></text:span><text:span text:style-name="Source_20_Text"><text:span text:style-name="T49">/data/Kibana_Local_Conf</text:span></text:span></text:p>
      <text:p text:style-name="P20"><text:span text:style-name="Source_20_Text"><text:span text:style-name="T52">Запускаем контейнер:</text:span></text:span></text:p>
      <text:p text:style-name="P20"><text:span text:style-name="Source_20_Text"><text:span text:style-name="T53"/></text:span></text:p>
      <text:p text:style-name="P20"><text:soft-page-break/><text:span text:style-name="Source_20_Text"><text:span text:style-name="T7">docker run --name kibana --net elastic -d -p 5601:5601 --mount type=bind,source=/files/data/Kibana_Local_Data,target=/usr/share/kibana/data --mount type=bind,source=/files/data/Kibana_Local_Conf,target=/usr/share/kibana/config kibana:9.1.5</text:span></text:span></text:p>
      <text:p text:style-name="P42"/>
      <text:p text:style-name="P46"/>
      <text:p text:style-name="P47">Прочее</text:p>
      <text:p text:style-name="P48"><text:span text:style-name="T54"/></text:p>
      <text:p text:style-name="P49"><text:span text:style-name="T45">Е</text:span><text:span text:style-name="T55">сли нужно сбросить начальный пароль «elastic» на случайную комбинацию:</text:span></text:p>
      <text:p text:style-name="P50">/usr/share/elasticsearch/bin/elasticsearch-reset-password -u elastic</text:p>
      <text:p text:style-name="P51"/>
      <text:p text:style-name="P50"/>
      <text:p text:style-name="P52">проверяем установку (из корневой папки или указать путь к сертификату):</text:p>
      <text:p text:style-name="P53"><text:span text:style-name="T56">curl --cacert /</text:span><text:span text:style-name="T57">files</text:span><text:span text:style-name="T56">/data/ELK_Local_Conf/certs/http_ca.crt <text:s/>-u elastic:elastic </text:span><text:a xlink:type="simple" xlink:href="https://localhost:9200/" text:style-name="Internet_20_link" text:visited-style-name="Visited_20_Internet_20_Link"><text:span text:style-name="T58">https://localhost:9200</text:span></text:a></text:p>
      <text:p text:style-name="P52"/>
      <text:p text:style-name="P54"/>
      <text:p text:style-name="P55"><text:span text:style-name="Source_20_Text"><text:span text:style-name="T48"/></text:span></text:p>
      <text:p text:style-name="P56"><text:span text:style-name="Source_20_Text"><text:span text:style-name="T48"/></text:span></text:p>
      <text:p text:style-name="P57"/>
      <text:p text:style-name="P56"/>
      <text:p text:style-name="P58"/>
      <text:p text:style-name="P58"/>
      <text:p text:style-name="P58"/>
      <text:p text:style-name="P58"/>
      <text:p text:style-name="P59"><text:span text:style-name="Source_20_Text"><text:span text:style-name="T59"/></text:span></text:p>
      <text:p text:style-name="P60"><text:span text:style-name="Source_20_Text"><text:span text:style-name="T60"/></text:span></text:p>
      <text:p text:style-name="P61"><text:span text:style-name="Source_20_Text"><text:span text:style-name="T6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6-04-05T12:19:57.270546518</dc:date>
    <meta:editing-duration>P3DT4H39M59S</meta:editing-duration>
    <meta:editing-cycles>150</meta:editing-cycles>
    <meta:generator>LibreOffice/25.2.3.2$Linux_X86_64 LibreOffice_project/520$Build-2</meta:generator>
    <meta:document-statistic meta:table-count="0" meta:image-count="0" meta:object-count="0" meta:page-count="4" meta:paragraph-count="55" meta:word-count="460" meta:character-count="5101" meta:non-whitespace-character-count="4714"/>
  </office:meta>
</office:document-meta>
</file>